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background-color="#fff200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P5" style:family="paragraph" style:parent-style-name="Standard">
      <style:text-properties fo:background-color="transparent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P2">D - All of the above.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P2">D - All of the above.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P2">D - All of the above.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P2">D - All of the above.</text:p>
      <text:p text:style-name="Standard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P2">D - All of the above.</text:p>
      <text:p text:style-name="Standard"/>
      <text:p text:style-name="Standard"/>
      <text:p text:style-name="P1">Which of the following is correct about Bootstrap Media Query?</text:p>
      <text:p text:style-name="Standard"><text:soft-page-break/>B - It simply applies some CSS, based on certain conditions set forth. If those conditions are met,</text:p>
      <text:p text:style-name="Standard">the style is applied.</text:p>
      <text:p text:style-name="P2">C - Both of the above.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P2">C - Both of the above.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P2">D - All of the above.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P2">B - ..img-responsive class applies max-width: 100%; and height: auto; to the image so that it</text:p>
      <text:p text:style-name="P2">scales nicely to the parent element.</text:p>
      <text:p text:style-name="Standard">C - Both of the above.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<text:soft-page-break/>styling of HTML elements.</text:p>
      <text:p text:style-name="P2">D - All of the above.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P2">A - .table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P2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- .table-st riped<text:span text:style-name="T1">C - 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P2">D - .table-hover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cell of a table?</text:p>
      <text:p text:style-name="P2">A - .active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P2"><text:soft-page-break/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P2">C - .warning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P2">D - .danger</text:p>
      <text:p text:style-name="Standard"/>
      <text:p text:style-name="Standard"/>
      <text:p text:style-name="P1">Which of the following class can be used to create a responsive table?</text:p>
      <text:p text:style-name="P2">A - .table-responsive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P2">A - .vertical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inline?</text:p>
      <text:p text:style-name="Standard">A - .inline</text:p>
      <text:p text:style-name="P2">B - .form-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P2">B - .form-horizontal</text:p>
      <text:p text:style-name="Standard">C - .horizontal</text:p>
      <text:p text:style-name="Standard"><text:soft-page-break/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P2">C - Both of the above.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P2">A - .btn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P2">B - .btn-primary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P2">C - Both of the above.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P2">C - Both of the above.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P2"><text:soft-page-break/>C - Both of the above.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P2">A - It specifies static for a backdrop, if you don't want the modal to be closed when the user clicks</text:p>
      <text:p text:style-name="P2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P5">A - It specifies static for a backdrop, if you don't want the modal to be closed when the user clicks</text:p>
      <text:p text:style-name="P5">outside of the modal.</text:p>
      <text:p text:style-name="P2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3:55:02.752222624</dc:date>
    <meta:editing-duration>PT10M38S</meta:editing-duration>
    <meta:editing-cycles>2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